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645cm" fo:min-width="4.58cm" fo:padding-top="0.125cm" fo:padding-bottom="0.125cm" fo:padding-left="0.25cm" fo:padding-right="0.25cm" fo:wrap-option="wrap" draw:shadow="hidden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823cm" fo:min-width="4.582cm" fo:padding-top="0.125cm" fo:padding-bottom="0.125cm" fo:padding-left="0.25cm" fo:padding-right="0.25cm" fo:wrap-option="wrap" draw:shadow="hidden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823cm" fo:min-width="4.367cm" fo:padding-top="0.125cm" fo:padding-bottom="0.125cm" fo:padding-left="0.25cm" fo:padding-right="0.25cm" fo:wrap-option="wrap" draw:shadow="hidden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823cm" fo:min-width="4.718cm" fo:padding-top="0.125cm" fo:padding-bottom="0.125cm" fo:padding-left="0.25cm" fo:padding-right="0.25cm" fo:wrap-option="wrap" draw:shadow="hidden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4.389cm" fo:min-width="5.37cm" fo:padding-top="0.125cm" fo:padding-bottom="0.125cm" fo:padding-left="0.25cm" fo:padding-right="0.25cm" fo:wrap-option="wrap" draw:shadow="hidden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3.376cm" fo:min-width="4.841cm" fo:padding-top="0.125cm" fo:padding-bottom="0.125cm" fo:padding-left="0.25cm" fo:padding-right="0.25cm" fo:wrap-option="wrap" draw:shadow="hidden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654cm" fo:min-width="3.156cm" fo:padding-top="0.125cm" fo:padding-bottom="0.125cm" fo:padding-left="0.25cm" fo:padding-right="0.25cm" fo:wrap-option="wrap" draw:shadow="hidden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3.169cm" fo:padding-top="0cm" fo:padding-bottom="0cm" fo:padding-left="0cm" fo:padding-right="0cm" fo:wrap-option="no-wrap" draw:shadow="hidden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823cm" fo:min-width="2.017cm" fo:padding-top="0.125cm" fo:padding-bottom="0.125cm" fo:padding-left="0.25cm" fo:padding-right="0.25cm" fo:wrap-option="wrap" draw:shadow="hidden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fo:min-height="3.169cm" fo:padding-top="0cm" fo:padding-bottom="0cm" fo:padding-left="0cm" fo:padding-right="0cm" fo:wrap-option="no-wrap" draw:shadow="hidden"/>
    </style:style>
    <style:style style:name="gr14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8%" fo:text-align="center" text:enable-numbering="false" fo:text-indent="0cm" style:line-break="strict"/>
    </style:style>
    <style:style style:name="P3" style:family="paragraph">
      <style:paragraph-properties fo:margin-left="0cm" fo:margin-right="0cm" fo:line-height="108%" fo:text-align="center" text:enable-numbering="false" fo:text-indent="0cm" style:line-break="strict" style:writing-mode="lr-tb"/>
    </style:style>
    <style:style style:name="P4" style:family="paragraph">
      <style:paragraph-properties fo:margin-left="0cm" fo:margin-right="0cm" fo:line-height="108%" text:enable-numbering="false" fo:text-indent="0cm" style:line-break="strict"/>
    </style:style>
    <style:style style:name="P5" style:family="paragraph">
      <style:paragraph-properties fo:margin-left="0cm" fo:margin-right="0cm" fo:line-height="108%" text:enable-numbering="false" fo:text-indent="0cm" style:line-break="strict" style:writing-mode="lr-tb"/>
    </style:style>
    <style:style style:name="P6" style:family="paragraph">
      <style:paragraph-properties fo:margin-left="0cm" fo:margin-right="0cm" fo:line-height="104%" text:enable-numbering="false" fo:text-indent="0cm" style:line-break="strict"/>
    </style:style>
    <style:style style:name="P7" style:family="paragraph">
      <style:paragraph-properties fo:margin-left="0cm" fo:margin-right="0cm" fo:line-height="113%" text:enable-numbering="false" fo:text-indent="0cm" style:line-break="strict"/>
    </style:style>
    <style:style style:name="P8" style:family="paragraph">
      <style:paragraph-properties fo:margin-left="0cm" fo:margin-right="0cm" fo:line-height="104%" text:enable-numbering="false" fo:text-indent="0cm" style:line-break="strict" style:writing-mode="lr-tb"/>
    </style:style>
    <style:style style:name="P9" style:family="paragraph">
      <style:paragraph-properties fo:margin-left="0cm" fo:margin-right="0cm" fo:line-height="104%" fo:text-align="center" text:enable-numbering="false" fo:text-indent="0cm" style:line-break="strict"/>
    </style:style>
    <style:style style:name="P10" style:family="paragraph">
      <style:paragraph-properties fo:margin-left="0cm" fo:margin-right="0cm" fo:line-height="104%" fo:text-align="center" text:enable-numbering="false" fo:text-indent="0cm" style:line-break="strict"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align="center" fo:text-indent="0cm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/>
    </style:style>
    <style:style style:name="T3" style:family="text">
      <style:text-properties fo:color="#000000" fo:font-size="36pt" fo:language="en" fo:country="GB" style:font-size-asian="36pt" style:font-size-complex="36pt"/>
    </style:style>
    <text:list-style style:name="L1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11.931cm" svg:x="9.948cm" svg:y="4.868cm">
          <text:p text:style-name="P1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54cm" svg:x="20.743cm" svg:y="2.793cm">
          <text:p text:style-name="P1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54cm" svg:x="20.743cm" svg:y="15.663cm">
          <text:p text:style-name="P1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54cm" svg:x="20.743cm" svg:y="9.313cm">
          <text:p text:style-name="P12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895cm" svg:x="10.583cm" svg:y="9.313cm">
          <text:p text:style-name="P2"><text:span text:style-name="T1">MolDynamics </text:span></text:p>
          <text:p text:style-name="P2"><text:span text:style-name="T1">(interface)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5.082cm" svg:height="1.073cm" svg:x="21.074cm" svg:y="16.377cm">
          <text:p text:style-name="P4"><text:span text:style-name="T1">Mmtk (mapping)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4.867cm" svg:height="1.073cm" svg:x="21.084cm" svg:y="9.993cm">
          <text:p text:style-name="P4"><text:span text:style-name="T1">Gulp (mapping)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5.218cm" svg:height="1.073cm" svg:x="21.166cm" svg:y="3.41cm">
          <text:p text:style-name="P4"><text:span text:style-name="T1">Namd (mapping)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6.107cm" svg:height="5.21cm" svg:x="0.713cm" svg:y="15.911cm">
          <text:p text:style-name="P6"><text:span text:style-name="T2">User Available API</text:span></text:p>
          <text:p text:style-name="P6"><text:span text:style-name="T1">integrate()</text:span></text:p>
          <text:p text:style-name="P7"><text:span text:style-name="T1">integrateParallel()</text:span></text:p>
          <text:p text:style-name="P7"><text:span text:style-name="T1">restart()</text:span></text:p>
          <text:p text:style-name="P6"><text:span text:style-name="T1">optimize()</text:span></text:p>
          <text:p text:style-name="P7"><text:span text:style-name="T1">fit()</text:span></text:p>
          <draw:enhanced-geometry svg:viewBox="0 0 21600 21600" draw:type="mso-spt202" draw:enhanced-path="M 0 0 L 21600 0 21600 21600 0 21600 0 0 Z N"/>
        </draw:custom-shape>
        <draw:custom-shape draw:style-name="gr7" draw:text-style-name="P8" draw:layer="layout" svg:width="6.835cm" svg:height="13.028cm" svg:x="0.889cm" svg:y="2.48cm">
          <text:p text:style-name="P6"><text:span text:style-name="T2">Pyre Inventory</text:span></text:p>
          <text:p text:style-name="P6"><text:span text:style-name="T1">engine</text:span></text:p>
          <text:p text:style-name="P7"><text:span text:style-name="T1">ensemble</text:span></text:p>
          <text:p text:style-name="P7"><text:span text:style-name="T1">integrator</text:span></text:p>
          <text:p text:style-name="P7"><text:span text:style-name="T1">equilibriumTime</text:span></text:p>
          <text:p text:style-name="P7"><text:span text:style-name="T1">trajectoryFilename</text:span></text:p>
          <text:p text:style-name="P7"><text:span text:style-name="T1">productionTime</text:span></text:p>
          <text:p text:style-name="P7"><text:span text:style-name="T1">timeStep</text:span></text:p>
          <text:p text:style-name="P7"><text:span text:style-name="T1">logFilename</text:span></text:p>
          <text:p text:style-name="P7"><text:span text:style-name="T1">sampleFrequency</text:span></text:p>
          <text:p text:style-name="P7"><text:span text:style-name="T1">dumpFrequency</text:span></text:p>
          <text:p text:style-name="P7"><text:span text:style-name="T1">workingDirectory</text:span></text:p>
          <text:p text:style-name="P7"><text:span text:style-name="T1">engineExecutablePath</text:span></text:p>
          <text:p text:style-name="P7"><text:span text:style-name="T1">inputDeck</text:span></text:p>
          <text:p text:style-name="P7"><text:span text:style-name="T1">...</text:span></text:p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3.656cm" svg:height="1.904cm" svg:x="1.71cm" svg:y="14.106cm">
          <text:p text:style-name="P12"/>
          <draw:enhanced-geometry svg:viewBox="0 0 21600 21600" draw:type="mso-spt202" draw:enhanced-path="M 0 0 L 21600 0 21600 21600 0 21600 0 0 Z N"/>
        </draw:custom-shape>
        <draw:custom-shape draw:style-name="gr9" draw:text-style-name="P10" draw:layer="layout" svg:width="18.777cm" svg:height="3.169cm" svg:x="4.506cm" svg:y="-0.129cm">
          <text:p text:style-name="P9"><text:span text:style-name="T3">MolDynamics Interface Diagram</text:span></text:p>
          <draw:enhanced-geometry svg:viewBox="0 0 21600 21600" draw:type="mso-spt202" draw:enhanced-path="M 0 0 L 21600 0 21600 21600 0 21600 0 0 Z N"/>
        </draw:custom-shape>
        <draw:line draw:style-name="gr10" draw:text-style-name="P11" draw:layer="layout" svg:x1="6.138cm" svg:y1="9.313cm" svg:x2="9.948cm" svg:y2="9.313cm">
          <text:p text:style-name="P12"/>
        </draw:line>
        <draw:line draw:style-name="gr10" draw:text-style-name="P11" draw:layer="layout" svg:x1="6.773cm" svg:y1="18.838cm" svg:x2="9.948cm" svg:y2="15.028cm">
          <text:p text:style-name="P12"/>
        </draw:line>
        <draw:line draw:style-name="gr10" draw:text-style-name="P11" draw:layer="layout" svg:x1="16.298cm" svg:y1="8.043cm" svg:x2="20.743cm" svg:y2="4.233cm">
          <text:p text:style-name="P12"/>
        </draw:line>
        <draw:line draw:style-name="gr10" draw:text-style-name="P11" draw:layer="layout" svg:x1="16.298cm" svg:y1="10.583cm" svg:x2="20.743cm" svg:y2="10.583cm">
          <text:p text:style-name="P12"/>
        </draw:line>
        <draw:line draw:style-name="gr10" draw:text-style-name="P11" draw:layer="layout" svg:x1="16.298cm" svg:y1="13.758cm" svg:x2="20.743cm" svg:y2="16.933cm">
          <text:p text:style-name="P12"/>
        </draw:line>
        <draw:frame draw:style-name="gr11" draw:layer="layout" svg:width="2.966cm" svg:height="1.038cm" svg:x="18.203cm" svg:y="6.37cm">
          <draw:text-box>
            <text:p text:style-name="P12">subclass</text:p>
          </draw:text-box>
        </draw:frame>
        <draw:frame draw:style-name="gr11" draw:layer="layout" svg:width="2.966cm" svg:height="1.038cm" svg:x="16.933cm" svg:y="9.313cm">
          <draw:text-box>
            <text:p text:style-name="P12">subclass</text:p>
          </draw:text-box>
        </draw:frame>
        <draw:frame draw:style-name="gr11" draw:layer="layout" svg:width="2.966cm" svg:height="1.038cm" svg:x="17.777cm" svg:y="13.758cm">
          <draw:text-box>
            <text:p text:style-name="P12">subclass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5.715cm" svg:height="2.54cm" svg:x="8.483cm" svg:y="8.138cm">
          <text:p text:style-name="P12"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517cm" svg:height="1.073cm" svg:x="10.01cm" svg:y="8.823cm">
          <text:p text:style-name="P4"><text:span text:style-name="T1">Mmtk</text:span></text:p>
          <draw:enhanced-geometry svg:viewBox="0 0 21600 21600" draw:type="mso-spt202" draw:enhanced-path="M 0 0 L 21600 0 21600 21600 0 21600 0 0 Z N"/>
        </draw:custom-shape>
        <draw:custom-shape draw:style-name="gr13" draw:text-style-name="P10" draw:layer="layout" svg:width="18.777cm" svg:height="3.169cm" svg:x="4.616cm" svg:y="2.386cm">
          <text:p text:style-name="P9"><text:span text:style-name="T3">Mmtk Interface Diagram</text:span></text:p>
          <draw:enhanced-geometry svg:viewBox="0 0 21600 21600" draw:type="mso-spt202" draw:enhanced-path="M 0 0 L 21600 0 21600 21600 0 21600 0 0 Z N"/>
        </draw:custom-shape>
        <draw:line draw:style-name="gr10" draw:text-style-name="P11" draw:layer="layout" svg:x1="1.498cm" svg:y1="9.408cm" svg:x2="8.483cm" svg:y2="9.408cm">
          <text:p text:style-name="P12"/>
        </draw:line>
        <draw:frame draw:style-name="gr11" draw:layer="layout" svg:width="5.434cm" svg:height="1.038cm" svg:x="1.779cm" svg:y="8.138cm">
          <draw:text-box>
            <text:p text:style-name="P12">inventory settings</text:p>
          </draw:text-box>
        </draw:frame>
        <draw:line draw:style-name="gr10" draw:text-style-name="P11" draw:layer="layout" svg:x1="14.193cm" svg:y1="9.408cm" svg:x2="21.813cm" svg:y2="9.408cm">
          <text:p text:style-name="P12"/>
        </draw:line>
        <draw:rect draw:style-name="gr14" draw:text-style-name="P11" draw:layer="layout" svg:width="4.445cm" svg:height="2.54cm" svg:x="21.908cm" svg:y="8.138cm">
          <text:p text:style-name="P13">StdOut</text:p>
        </draw:rect>
        <draw:frame draw:style-name="gr11" draw:layer="layout" svg:width="4.096cm" svg:height="1.825cm" svg:x="15.663cm" svg:y="6.853cm">
          <draw:text-box>
            <text:p text:style-name="P12">trajectory file</text:p>
            <text:p text:style-name="P12">log fi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brandon</meta:initial-creator>
    <meta:creation-date>2007-05-09T12:46:12</meta:creation-date>
    <dc:creator>brandon</dc:creator>
    <dc:date>2007-05-09T18:07:34</dc:date>
    <dc:language>en-US</dc:language>
    <meta:editing-cycles>4</meta:editing-cycles>
    <meta:editing-duration>PT5H21M23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